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ABNT">
      <style:text-properties officeooo:rsid="00174ff2" officeooo:paragraph-rsid="00174ff2"/>
    </style:style>
    <style:style style:name="P2" style:family="paragraph" style:parent-style-name="ABNT">
      <style:text-properties officeooo:rsid="001882c3" officeooo:paragraph-rsid="001882c3"/>
    </style:style>
    <style:style style:name="P3" style:family="paragraph" style:parent-style-name="Standard">
      <style:paragraph-properties fo:line-height="150%" fo:text-align="center" style:justify-single-word="false" style:writing-mode="lr-tb"/>
    </style:style>
    <style:style style:name="P4" style:family="paragraph" style:parent-style-name="Standard">
      <style:paragraph-properties fo:line-height="150%" fo:text-align="justify" style:justify-single-word="false" fo:break-before="page" style:writing-mode="lr-tb"/>
    </style:style>
    <style:style style:name="P5" style:family="paragraph" style:parent-style-name="Standard">
      <style:paragraph-properties fo:line-height="150%" fo:text-align="justify" style:justify-single-word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officeooo:paragraph-rsid="0013eb6a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officeooo:paragraph-rsid="00151408"/>
    </style:style>
    <style:style style:name="P9" style:family="paragraph" style:parent-style-name="Standard">
      <style:paragraph-properties fo:line-height="150%" fo:text-align="center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style="normal" fo:font-weight="normal" officeooo:paragraph-rsid="0011599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font-name="Arial" fo:font-size="12pt" fo:font-style="normal" fo:font-weight="normal" officeooo:rsid="0011599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font-name="Arial" fo:font-size="12pt" fo:font-style="normal" fo:font-weight="normal" officeooo:rsid="001201a4" officeooo:paragraph-rsid="001201a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" fo:font-size="12pt" fo:language="pt" fo:country="BR" fo:font-weight="normal" officeooo:rsid="000fa024" officeooo:paragraph-rsid="000fa024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20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" fo:font-size="12pt" fo:language="pt" fo:country="BR" fo:font-weight="normal" officeooo:rsid="001882c3" officeooo:paragraph-rsid="001882c3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officeooo:rsid="001056e2" officeooo:paragraph-rsid="001056e2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officeooo:rsid="0013eb6a" officeooo:paragraph-rsid="0013eb6a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officeooo:rsid="00151408" officeooo:paragraph-rsid="00151408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style:font-name="Arial" fo:font-size="12pt" fo:letter-spacing="normal" fo:font-style="italic" fo:font-weight="normal" officeooo:rsid="0013eb6a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font-name="Arial" fo:font-size="12pt" fo:letter-spacing="normal" fo:font-style="italic" fo:font-weight="normal" officeooo:rsid="00151408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variant="normal" fo:text-transform="none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letter-spacing="normal" style:font-style-complex="italic"/>
    </style:style>
    <style:style style:name="T11" style:family="text">
      <style:text-properties fo:font-variant="normal" fo:text-transform="none" fo:letter-spacing="normal" officeooo:rsid="0012df9d" style:font-style-complex="italic"/>
    </style:style>
    <style:style style:name="T12" style:family="text">
      <style:text-properties fo:font-variant="normal" fo:text-transform="none" fo:letter-spacing="normal" officeooo:rsid="0013eb6a" style:font-style-complex="italic"/>
    </style:style>
    <style:style style:name="T13" style:family="text">
      <style:text-properties fo:font-variant="normal" fo:text-transform="none" fo:letter-spacing="normal" officeooo:rsid="00174ff2" style:font-style-complex="italic"/>
    </style:style>
    <style:style style:name="T14" style:family="text">
      <style:text-properties fo:font-variant="normal" fo:text-transform="none" style:use-window-font-color="true" loext:opacity="0%" fo:letter-spacing="normal" fo:language="pt" fo:country="BR" officeooo:rsid="00174ff2" style:letter-kerning="true" style:font-name-asian="NSimSun" style:language-asian="zh" style:country-asian="CN" style:font-name-complex="Arial1" style:language-complex="hi" style:country-complex="IN" style:font-style-complex="italic"/>
    </style:style>
    <style:style style:name="T15" style:family="text">
      <style:text-properties style:use-window-font-color="true" loext:opacity="0%" style:font-name="Arial" fo:font-size="12pt" fo:language="pt" fo:country="BR" fo:font-weight="normal" officeooo:rsid="000fa024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6" style:family="text">
      <style:text-properties style:use-window-font-color="true" loext:opacity="0%" style:font-name="Arial" fo:font-size="12pt" fo:language="pt" fo:country="BR" fo:font-weight="bold" officeooo:rsid="000fa024" style:letter-kerning="true" style:font-name-asian="NSimSun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7" style:family="text">
      <style:text-properties style:use-window-font-color="true" loext:opacity="0%" style:font-name="Arial" fo:font-size="12pt" fo:language="pt" fo:country="BR" fo:font-weight="bold" officeooo:rsid="0013eb6a" style:letter-kerning="true" style:font-name-asian="NSimSun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8" style:family="text">
      <style:text-properties style:use-window-font-color="true" loext:opacity="0%" style:font-name="Arial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style>
    <style:style style:name="T19" style:family="text">
      <style:text-properties style:use-window-font-color="true" loext:opacity="0%" style:font-name="Arial" fo:font-size="12pt" fo:language="pt" fo:country="BR" fo:font-style="normal" fo:font-weight="bold" officeooo:rsid="0013eb6a" style:letter-kerning="true" style:font-name-asian="NSimSun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/>
    </style:style>
    <style:style style:name="T20" style:family="text">
      <style:text-properties style:use-window-font-color="true" loext:opacity="0%" style:font-name="Arial" fo:font-size="12pt" fo:language="pt" fo:country="BR" fo:font-style="normal" fo:font-weight="bold" officeooo:rsid="00151408" style:letter-kerning="true" style:font-name-asian="NSimSun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/>
    </style:style>
    <style:style style:name="T21" style:family="text">
      <style:text-properties style:use-window-font-color="true" loext:opacity="0%" style:font-name="Arial" fo:font-size="12pt" fo:language="pt" fo:country="BR" fo:font-style="normal" fo:font-weight="normal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T22" style:family="text">
      <style:text-properties style:use-window-font-color="true" loext:opacity="0%" fo:font-size="12pt" officeooo:rsid="0015c2a3" style:letter-kerning="true" style:font-name-asian="NSimSun" style:font-size-asian="12pt" style:font-name-complex="Arial1" style:font-size-complex="12pt"/>
    </style:style>
    <style:style style:name="T23" style:family="text">
      <style:text-properties style:use-window-font-color="true" loext:opacity="0%" fo:font-size="12pt" fo:language="pt" fo:country="BR" officeooo:rsid="0015c2a3" style:letter-kerning="true" style:font-name-asian="NSimSun" style:font-size-asian="12pt" style:language-asian="zh" style:country-asian="CN" style:font-name-complex="Arial1" style:font-size-complex="12pt" style:language-complex="hi" style:country-complex="IN"/>
    </style:style>
    <style:style style:name="T24" style:family="text">
      <style:text-properties style:use-window-font-color="true" loext:opacity="0%" fo:font-size="12pt" fo:language="pt" fo:country="BR" officeooo:rsid="00174ff2" style:letter-kerning="true" style:font-name-asian="NSimSun" style:font-size-asian="12pt" style:language-asian="zh" style:country-asian="CN" style:font-name-complex="Arial1" style:font-size-complex="12pt" style:language-complex="hi" style:country-complex="IN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5b887"/>
    </style:style>
    <style:style style:name="T27" style:family="text">
      <style:text-properties officeooo:rsid="0015c2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aculdades Anhanguera</text:span></text:p>
      <text:p text:style-name="P3"><text:span text:style-name="T1">Analise e Desenvolvimento de Sistemas</text:span></text:p>
      <text:p text:style-name="P20">Projeto Integrado I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Felipe Passos</text:span></text:p>
      <text:p text:style-name="P9"/>
      <text:p text:style-name="P9"/>
      <text:p text:style-name="P9"/>
      <text:p text:style-name="P9"/>
      <text:p text:style-name="P19">PROJETO INTEGRADO I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Tutor: Jobson Yonaha Gimenez</text:span></text:p>
      <text:p text:style-name="P9"/>
      <text:p text:style-name="P9"/>
      <text:p text:style-name="P9"/>
      <text:p text:style-name="P9"/>
      <text:p text:style-name="P9"/>
      <text:p text:style-name="P3"><text:span text:style-name="T1">Uberlândia, </text:span><text:span text:style-name="T15">06</text:span><text:span text:style-name="T1"> de </text:span><text:span text:style-name="T15">novembro </text:span><text:span text:style-name="T1">de 2021</text:span></text:p>
      <text:p text:style-name="P4"><text:span text:style-name="T2">ATIVIDADES</text:span></text:p>
      <text:p text:style-name="P10"/>
      <text:p text:style-name="P5"><text:span text:style-name="T16">Atividade</text:span><text:span text:style-name="T2"> I</text:span></text:p>
      <text:p text:style-name="P11"/>
      <text:p text:style-name="P11"><text:span text:style-name="T25">Explique de forma sucinta os conceitos de Lógica Indutiva e Lógica Dedutiva, citando exemplos de cada uma delas.</text:span></text:p>
      <text:p text:style-name="P11"><text:span text:style-name="T25"/></text:p>
      <text:p text:style-name="P21"><text:span text:style-name="T3">Em linhas gerais podemos definir a lógica </text:span><text:span text:style-name="T18">indutiva como uma linha de raciocínio onde as premissas tratadas possuem uma relação entre si porém o resultado da análise fica condicionado à interpretação do leitor utilizando fatores de conhecimento externos às premissas oferecidas. Por exemplo:</text:span></text:p>
      <text:p text:style-name="P21"><text:span text:style-name="T18"/></text:p>
      <text:p text:style-name="P21"><text:span text:style-name="T18">Premissa A: Ontem não ventou e fez calor.</text:span></text:p>
      <text:p text:style-name="P21"><text:span text:style-name="T18">Premissa B: Hoje está fazendo calor.</text:span></text:p>
      <text:p text:style-name="P21"><text:span text:style-name="T18">Resposta: Portanto hoje não ventará.</text:span></text:p>
      <text:p text:style-name="P21"><text:span text:style-name="T18"/></text:p>
      <text:p text:style-name="P21"><text:span text:style-name="T18">Já a lógica dedutiva pode ser descrita como um contra ponto da anterior por se valer de premissas bem definidas e sem margem de interpretação pelo leitor. Nessa vertente o resultado da análise das premissas é obtido diretamente das mesmas, sem necessidade de uma interpretação ou uso de fatores externos às mesmas.</text:span></text:p>
      <text:p text:style-name="P21"><text:span text:style-name="T18"/></text:p>
      <text:p text:style-name="P21"><text:span text:style-name="T18">Premissa A: Sempre que faz frio chove.</text:span></text:p>
      <text:p text:style-name="P21"><text:span text:style-name="T18">Premissa B: Amanhã fará frio.</text:span></text:p>
      <text:p text:style-name="P21"><text:span text:style-name="T18">Resposta: Logo, amanhã choverá.</text:span></text:p>
      <text:p text:style-name="P11"/>
      <text:p text:style-name="P12"/>
      <text:p text:style-name="P5"><text:span text:style-name="T17">Atividade</text:span><text:span text:style-name="T2"> II</text:span></text:p>
      <text:p text:style-name="P11"/>
      <text:p text:style-name="P11"/>
      <text:p text:style-name="P6"><text:span text:style-name="T6">Realizar uma breve pesquisa sobre as ferramentas CASE utilizados para modelagem de dados mais comuns no mercado, elencando suas principais características e diferenças entre elas. Cite ao menos duas ferramentas.</text:span></text:p>
      <text:p text:style-name="P16"><text:span text:style-name="T10"/></text:p>
      <text:p text:style-name="ABNT"><text:span text:style-name="T10">O conceito de ferramentas CASE abrange uma gama de </text:span><text:span text:style-name="T11">ferramentas que prov</text:span><text:span text:style-name="T12">ê</text:span><text:span text:style-name="T13">em</text:span><text:span text:style-name="T11"> uma maior facilidade e </text:span><text:span text:style-name="T13">segurança nos processos de planejamento, implementação e manutenção de bancos de dados, </text:span><text:span text:style-name="T14">sendo complementos ao SGBD empregado para o banco de dados. Essas ferramentas têm como objetivo, a criação de diagramas, modelos, execução de tarefas, extração de relatórios e documentações em geral.</text:span></text:p>
      <text:p text:style-name="P17"><text:span text:style-name="T14"/></text:p>
      <text:p text:style-name="ABNT">Embarcadero ER/Studio <text:span text:style-name="T23">EX2</text:span> (free) – <text:span text:style-name="T24">O Embarcadero é um conjunto de aplicações CASE voltadas, sobretudo, ao desenvolvimento em Delphi, nesse caso sendo amplamente utilizado pelo conjunto de aplicações que possui, possibilitando desde a modelagem dos dados, modelagem do software, controle de versionamento e gestão dos metadados de modo simples e eficaz. A ferramenta conta, também, com a funcionalidade de desenvolvimento colaborativo, permitindo a colaboração da equipe e maior controle das alterações realizadas no projeto. </text:span></text:p>
      <text:p text:style-name="ABNT"/>
      <text:p text:style-name="ABNT">DBDesigner (free) – é um software voltado à modelagem e gerencia<text:span text:style-name="T26">mento de bancos de dados relacionais derivados do MySQL, nele se incluem </text:span><text:span text:style-name="T27">Oracle, MSSQL, SQLite, SQL </text:span><text:span text:style-name="T22">Server e</text:span><text:span text:style-name="T27"> PostgreeSQL, mas indo além e permitindo trabalhar com quaisquer tecnologias que permitam conexão ODBC (Open Database Connectivity). Ele permite desenharmos os Diagramas Entidade Relacionamento (DER) e, a partir deles, gerar scripts para a configuração conforme o desenho realizado, agilidando o processo de implementação, além de possuir o mecanismo de conectar ao banco e realizar a configuração diretamente.</text:span></text:p>
      <text:p text:style-name="ABNT">Ele também permite a engenharia reversa com outras tecnologias e a manutenção do banco através de sua workbench, facilitando assim a rotina dos DBA’s responsáveis e diminuindo a quantidade de erros originados por falhas na composição e aplicação de updates (o famoso update sem where).</text:p>
      <text:p text:style-name="P15"><text:soft-page-break/></text:p>
      <text:p text:style-name="P5"><text:span text:style-name="T19">Atividade</text:span><text:span text:style-name="T4"> III</text:span></text:p>
      <text:p text:style-name="P13"/>
      <text:p text:style-name="P7"><text:span text:style-name="T7">E</text:span><text:span text:style-name="T6">screva um pseudocódigo que calcula a média. Para este problema entre com três </text:span></text:p>
      <text:p text:style-name="P7"><text:span text:style-name="T6">valores. No seu pseudocódigo, apresente o valor fina</text:span><text:span text:style-name="T7">l:</text:span><text:span text:style-name="T5"><text:line-break/></text:span></text:p>
      <text:p text:style-name="P23"><text:span text:style-name="T5">Solução: é um algoritmo que calcula a soma entre três valores inseridos pelo usuário, foi feito em uma estrutura similar ao Python e incluído a definição de uma função de soma</text:span></text:p>
      <text:p text:style-name="P5"><text:span text:style-name="T5"/></text:p>
      <text:p text:style-name="P5"><text:span text:style-name="T5">Cód. da solução:</text:span></text:p>
      <text:p text:style-name="P13"/>
      <text:p text:style-name="P22"><text:span text:style-name="T5">valor_1 = int(</text:span><text:span text:style-name="T21">leia</text:span><text:span text:style-name="T5">(‘Escreva um valor’))</text:span></text:p>
      <text:p text:style-name="P22"><text:span text:style-name="T5">valor_2 = int(leia(‘Escreva outro valor’))</text:span></text:p>
      <text:p text:style-name="P22"><text:span text:style-name="T5">valor_3 = int(leia(‘Escreva o último valor’))</text:span></text:p>
      <text:p text:style-name="P22"><text:span text:style-name="T5"/></text:p>
      <text:p text:style-name="P23"><text:span text:style-name="T5">função_soma: a + b + c</text:span></text:p>
      <text:p text:style-name="P23"><text:span text:style-name="T5"/></text:p>
      <text:p text:style-name="P23"><text:span text:style-name="T5">resultado = função_soma(valor_1 + valor_2 + valor_3)</text:span></text:p>
      <text:p text:style-name="P23"><text:span text:style-name="T5"/></text:p>
      <text:p text:style-name="P23"><text:span text:style-name="T5">imprime resultado</text:span></text:p>
      <text:p text:style-name="P13"/>
      <text:p text:style-name="P13"/>
      <text:p text:style-name="P14"/>
      <text:p text:style-name="P8"><text:span text:style-name="T20">Atividade</text:span><text:span text:style-name="T4"> IV</text:span></text:p>
      <text:p text:style-name="P8"><text:span text:style-name="T9"/></text:p>
      <text:p text:style-name="P8"><text:span text:style-name="T6">A especificação de requisitos de software é uma etapa muito importante do desenvolvimento, pois ela pode ser determinante para o sucesso de um software. Nesta fase, </text:span><text:span text:style-name="T8">são</text:span><text:span text:style-name="T6"> definido</text:span><text:span text:style-name="T8">s</text:span><text:span text:style-name="T6"> os objetivos e funções que um software precisa executar, bem como as que ele não pode ter (restrições). Sabendo disso, defina o que são requisitos funcionais e requisitos não-funcionais, dê exemplos para cada um deles.</text:span></text:p>
      <text:p text:style-name="P18"/>
      <text:p text:style-name="P1">Para a criação de software, o primeiro passo sempre é a coleta dos requisitos, estes consistem nas necessidades e problemas a serem solucionados pela aplicação desenvolvida. Entre os requisitos temos dois tipos <text:span text:style-name="T21">principais, são eles:</text:span></text:p>
      <text:p text:style-name="P1"><text:span text:style-name="T21"/></text:p>
      <text:p text:style-name="P2"><text:span text:style-name="T21">Requisitos funcionais: são, em resumo, as necessidades básicas que o sistema precisa possuir para atender o problema apresentado, nelas temos os cálculos, algoritmos, serviços, interface e outras características técnicas que devem ser desenvolvidas, na forma de funções, para que o problema proposto seja atendido.</text:span></text:p>
      <text:p text:style-name="P2"><text:span text:style-name="T21"/></text:p>
      <text:p text:style-name="P2"><text:span text:style-name="T21">Requisitos não-funcionais: são aqueles relacionados ao método de desenvolvimento e aplicação do sistema, ou seja, qual a tecnologia empregada, qual sistema operacional utilizado, requisitos de hardware, tipo de conexão, bancos de dados e demais recursos que envolverão o desenvolvimento da solução e serão responsáveis por tornar viáveis as soluções requeridas pelos requisitos funcionai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fo:font-style="normal" fo:font-weight="normal" officeooo:rsid="001201a4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</meta:creation-date>
    <dc:language>pt-BR</dc:language>
    <dc:date>2021-11-06T20:06:24.178000000</dc:date>
    <meta:editing-cycles>5</meta:editing-cycles>
    <meta:editing-duration>PT46M57S</meta:editing-duration>
    <meta:generator>LibreOffice/7.2.1.2$Windows_X86_64 LibreOffice_project/87b77fad49947c1441b67c559c339af8f3517e22</meta:generator>
    <meta:document-statistic meta:table-count="0" meta:image-count="0" meta:object-count="0" meta:page-count="5" meta:paragraph-count="40" meta:word-count="753" meta:character-count="5020" meta:non-whitespace-character-count="4302"/>
    <meta:user-defined meta:name="AppVersion">15.0000</meta:user-defined>
  </office:meta>
</office:document-meta>
</file>